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6.3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46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his is a series of stack traces taken every time CountedPtr&lt;T&gt;::Acquire or ::Release is called during the first two Lua51 execution tests that accepted CountedPtr Overload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1">
          <table:table-cell office:value-type="string">
            <text:p>Working instance</text:p>
          </table:table-cell>
          <table:table-cell table:number-columns-repeated="4"/>
          <table:table-cell office:value-type="string">
            <text:p>Rrefcoutn before</text:p>
          </table:table-cell>
          <table:table-cell office:value-type="string">
            <text:p>and after</text:p>
          </table:table-cell>
          <table:table-cell table:number-columns-repeated="2"/>
        </table:table-row>
        <table:table-row table:style-name="ro1">
          <table:table-cell office:value-type="string">
            <text:p>Working initial inquir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Acquire() called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Lua::Lua51Script&gt;::FirstAcquire</text:p>
          </table:table-cell>
          <table:table-cell office:value-type="string">
            <text:p>smartptr.h</text:p>
          </table:table-cell>
          <table:table-cell office:value-type="float" office:value="335">
            <text:p>335</text:p>
          </table:table-cell>
          <table:table-cell office:value-type="string">
            <text:p>0x43667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50">
            <text:p>350</text:p>
          </table:table-cell>
          <table:table-cell office:value-type="string">
            <text:p>0x43539c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09">
            <text:p>109</text:p>
          </table:table-cell>
          <table:table-cell office:value-type="string">
            <text:p>0x42dbe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constructor called on pass by value to Execut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0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0">
            <text:p>110</text:p>
          </table:table-cell>
          <table:table-cell office:value-type="string">
            <text:p>0x42dc0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Execute return duplicate falls out of scop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0">
            <text:p>110</text:p>
          </table:table-cell>
          <table:table-cell office:value-type="string">
            <text:p>0x42dc2a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Test scoped exited automatic allocation boundary ends and calls destructo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lete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1">
            <text:p>111</text:p>
          </table:table-cell>
          <table:table-cell office:value-type="string">
            <text:p>0x42dca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Failing test before dctor change</text:p>
          </table:table-cell>
          <table:table-cell table:number-columns-repeated="8"/>
        </table:table-row>
        <table:table-row table:style-name="ro1">
          <table:table-cell office:value-type="string">
            <text:p>First Acquire in automatically allocate construction.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Acquire() called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iScript&gt;::FirstAcquire</text:p>
          </table:table-cell>
          <table:table-cell office:value-type="string">
            <text:p>smartptr.h</text:p>
          </table:table-cell>
          <table:table-cell office:value-type="float" office:value="335">
            <text:p>335</text:p>
          </table:table-cell>
          <table:table-cell office:value-type="string">
            <text:p>0x43679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50">
            <text:p>350</text:p>
          </table:table-cell>
          <table:table-cell office:value-type="string">
            <text:p>0x4354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8">
            <text:p>118</text:p>
          </table:table-cell>
          <table:table-cell office:value-type="string">
            <text:p>0x42dcf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constructor called on pass by value to Execut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1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ast Copy on Assignment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fae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construction on pass into cast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issed this one but it looks much like the next one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>
            <text:p>Copy deconstruction for pas into casr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fcd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Copy for passing into execute into execute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0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2">
            <text:p>192</text:p>
          </table:table-cell>
          <table:table-cell office:value-type="string">
            <text:p>0x7ffff6a5c00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Deconstruction for Execute inside execute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2">
            <text:p>192</text:p>
          </table:table-cell>
          <table:table-cell office:value-type="string">
            <text:p>0x7ffff6a5c01c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1">
          <table:table-cell office:value-type="string">
            <text:p>Execute scope ending so the Recast pointer gets deconstructed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5">
            <text:p>195</text:p>
          </table:table-cell>
          <table:table-cell office:value-type="string">
            <text:p>0x7ffff6a5c02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1">
          <table:table-cell office:value-type="string">
            <text:p>Deconstructing the iscript copy passed into Execute byt valu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3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>
          <table:table-cell office:value-type="string">
            <text:p>The test leaves scope and the last pointer leaves scope.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t is deleting at the exact right time?!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2"/>
          <table:table-cell office:value-type="string">
            <text:p>So the problem must be what or how it is deleting?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3"/>
          <table:table-cell office:value-type="string">
            <text:p>did lua screw with i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20">
            <text:p>120</text:p>
          </table:table-cell>
          <table:table-cell office:value-type="string">
            <text:p>0x42ddb1</text:p>
          </table:table-cell>
          <table:table-cell table:number-columns-repeated="3"/>
          <table:table-cell office:value-type="string">
            <text:p>is type data missing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Both test after reference change</text:p>
          </table:table-cell>
          <table:table-cell table:number-columns-repeated="8"/>
        </table:table-row>
        <table:table-row table:style-name="ro2">
          <table:table-cell office:value-type="string">
            <text:p>Working initial inquire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04">
            <text:p>304</text:p>
          </table:table-cell>
          <table:table-cell office:value-type="string">
            <text:p>0x436a2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Lua::Lua51Script&gt;::FirstAcquire</text:p>
          </table:table-cell>
          <table:table-cell office:value-type="string">
            <text:p>smartptr.h</text:p>
          </table:table-cell>
          <table:table-cell office:value-type="float" office:value="326">
            <text:p>326</text:p>
          </table:table-cell>
          <table:table-cell office:value-type="string">
            <text:p>0x4362e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41">
            <text:p>341</text:p>
          </table:table-cell>
          <table:table-cell office:value-type="string">
            <text:p>0x43523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09">
            <text:p>109</text:p>
          </table:table-cell>
          <table:table-cell office:value-type="string">
            <text:p>0x42d9d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3f6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4cc</text:p>
          </table:table-cell>
          <table:table-cell table:number-columns-repeated="4"/>
        </table:table-row>
        <table:table-row table:style-name="ro1">
          <table:table-cell office:value-type="string">
            <text:p>intial release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12">
            <text:p>312</text:p>
          </table:table-cell>
          <table:table-cell office:value-type="string">
            <text:p>0x4362f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48">
            <text:p>348</text:p>
          </table:table-cell>
          <table:table-cell office:value-type="string">
            <text:p>0x43527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1">
            <text:p>111</text:p>
          </table:table-cell>
          <table:table-cell office:value-type="string">
            <text:p>0x42da6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3f6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4c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est 2</text:p>
          </table:table-cell>
          <table:table-cell table:number-columns-repeated="8"/>
        </table:table-row>
        <table:table-row table:style-name="ro2">
          <table:table-cell office:value-type="string">
            <text:p>First Acquire in automatically allocate construction.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itial creation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04">
            <text:p>304</text:p>
          </table:table-cell>
          <table:table-cell office:value-type="string">
            <text:p>0x436a7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iScript&gt;::FirstAcquire</text:p>
          </table:table-cell>
          <table:table-cell office:value-type="string">
            <text:p>smartptr.h</text:p>
          </table:table-cell>
          <table:table-cell office:value-type="float" office:value="326">
            <text:p>326</text:p>
          </table:table-cell>
          <table:table-cell office:value-type="string">
            <text:p>0x4363a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41">
            <text:p>341</text:p>
          </table:table-cell>
          <table:table-cell office:value-type="string">
            <text:p>0x43529c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8">
            <text:p>118</text:p>
          </table:table-cell>
          <table:table-cell office:value-type="string">
            <text:p>0x42dabb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3f6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4cc</text:p>
          </table:table-cell>
          <table:table-cell table:number-columns-repeated="4"/>
        </table:table-row>
        <table:table-row table:style-name="ro2">
          <table:table-cell office:value-type="string">
            <text:p>return copy from cast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04">
            <text:p>304</text:p>
          </table:table-cell>
          <table:table-cell office:value-type="string">
            <text:p>0x7ffff6a5d9a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&lt;Mezzanine::Scripting::iScript&gt;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7ffff6a5d88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CountedPtrCast&lt;Mezzanine::Scripting::Lua::Lua51Script, Mezzanine::Scripting::iScript&gt;</text:p>
          </table:table-cell>
          <table:table-cell office:value-type="string">
            <text:p>smartptr.h</text:p>
          </table:table-cell>
          <table:table-cell office:value-type="float" office:value="645">
            <text:p>645</text:p>
          </table:table-cell>
          <table:table-cell office:value-type="string">
            <text:p>0x7ffff6a5d3be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61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ad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3f6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4cc</text:p>
          </table:table-cell>
          <table:table-cell table:number-columns-repeated="4"/>
        </table:table-row>
        <table:table-row table:style-name="ro2">
          <table:table-cell office:value-type="string">
            <text:p>cast is leaving scope at the end of execute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1">
            <text:p>321</text:p>
          </table:table-cell>
          <table:table-cell office:value-type="string">
            <text:p>0x4363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48">
            <text:p>348</text:p>
          </table:table-cell>
          <table:table-cell office:value-type="string">
            <text:p>0x43527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5">
            <text:p>195</text:p>
          </table:table-cell>
          <table:table-cell office:value-type="string">
            <text:p>0x7ffff6a5b751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ad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3f6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4cc</text:p>
          </table:table-cell>
          <table:table-cell table:number-columns-repeated="4"/>
        </table:table-row>
        <table:table-row table:style-name="ro3">
          <table:table-cell office:value-type="string">
            <text:p>End of 2<text:span text:style-name="T1">nd</text:span> test scop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12">
            <text:p>312</text:p>
          </table:table-cell>
          <table:table-cell office:value-type="string">
            <text:p>0x4363b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48">
            <text:p>348</text:p>
          </table:table-cell>
          <table:table-cell office:value-type="string">
            <text:p>0x4352d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20">
            <text:p>120</text:p>
          </table:table-cell>
          <table:table-cell office:value-type="string">
            <text:p>0x42db4d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3f6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4cc</text:p>
          </table:table-cell>
          <table:table-cell table:number-columns-repeated="4"/>
        </table:table-row>
        <table:table-row table:style-name="ro2" table:number-rows-repeated="104843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 style:data-style-name="N2" text:time-value="0000-00-00T10:46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eaky </meta:initial-creator>
    <meta:creation-date>2013-06-14T20:16:51</meta:creation-date>
    <dc:date>2013-06-15T12:00:21</dc:date>
    <dc:creator>Sqeaky </dc:creator>
    <meta:editing-duration>PT42M52S</meta:editing-duration>
    <meta:editing-cycles>13</meta:editing-cycles>
    <meta:generator>LibreOffice/4.0.2.2$Linux_X86_64 LibreOffice_project/400m0$Build-2</meta:generator>
    <meta:document-statistic meta:table-count="1" meta:cell-count="608" meta:object-count="0"/>
    <meta:user-defined meta:name="qrichtext">1</meta:user-defined>
  </office:meta>
</office:document-meta>
</file>